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d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rive.google.com/drive/folders/1egF3bDPMbt8GhqvqgA5IkiIK4x8GAHLn?usp=drive_link" text:style-name="Internet_20_link" text:visited-style-name="Visited_20_Internet_20_Link"><text:span text:style-name="T1">CLICK HERE TO ACCESS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22:20:16.779000000</meta:creation-date>
    <dc:date>2024-11-15T22:21:36.979000000</dc:date>
    <meta:editing-duration>PT1M21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24.8.2.1$Windows_X86_64 LibreOffice_project/0f794b6e29741098670a3b95d60478a65d05ef13</meta:generator>
  </office:meta>
</office:document-meta>
</file>